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コア</text:p>
            <text:p text:style-name="P1"/>
            <text:p text:style-name="P1">○先週やったこと</text:p>
            <text:p text:style-name="P1">ぱたへね読んでパイプライン化について考える</text:p>
            <text:p text:style-name="P1"/>
            <text:p text:style-name="P1">○今週やること</text:p>
            <text:p text:style-name="P1">FPU組み込み</text:p>
            <text:p text:style-name="P1">命令ごとにレイテンシを変えてみる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1-13T03:07:56</meta:creation-date>
    <meta:editing-duration>PT1M42S</meta:editing-duration>
    <meta:editing-cycles>2</meta:editing-cycles>
    <dc:date>2012-11-13T03:09:34</dc:date>
    <dc:creator>Koko MUROYA</dc:creator>
    <meta:document-statistic meta:object-count="24"/>
    <meta:generator>LibreOffice/3.3$Unix LibreOffice_project/330m19$Build-401</meta:generator>
  </office:meta>
</office:document-meta>
</file>